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6.9cm" svg:y="0.15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cm" svg:y="4.8cm">
          <draw:text-box>
            <text:p><text:span text:style-name="T1">i</text:span></text:p>
          </draw:text-box>
        </draw:frame>
        <draw:frame draw:style-name="gr3" draw:text-style-name="P2" draw:layer="layout" svg:width="14.478cm" svg:height="8.143cm" svg:x="0.122cm" svg:y="1.25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5-11-30T13:48:00.550541822</dc:date>
    <meta:editing-duration>PT4M41S</meta:editing-duration>
    <meta:editing-cycles>24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479cm" svg:height="8.144cm" xlink:href="." xlink:type="simple" chart:class="chart:scatter" chart:style-name="ch1">
        <chart:plot-area chart:style-name="ch2" chart:data-source-has-labels="both" svg:x="0.289cm" svg:y="0.162cm" svg:width="13.901cm" svg:height="7.82cm">
          <chart:coordinate-region svg:x="0.435cm" svg:y="0.361cm" svg:width="13.661cm" svg:height="7.422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9" draw:display-name="Gradient 9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